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0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0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10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3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0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1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2-0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0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8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2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0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8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22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06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2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0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4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2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284" calcext:value-type="float">
            <text:p>1.63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31870967742" calcext:value-type="float">
            <text:p>1.8863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34575" calcext:value-type="float">
            <text:p>2.3853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72568" calcext:value-type="float">
            <text:p>2.5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36025" calcext:value-type="float">
            <text:p>2.1203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97064" calcext:value-type="float">
            <text:p>3.2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12206451613" calcext:value-type="float">
            <text:p>6.0771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00895483871" calcext:value-type="float">
            <text:p>5.780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30864516129" calcext:value-type="float">
            <text:p>3.9443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543225" calcext:value-type="float">
            <text:p>2.3154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5568" calcext:value-type="float">
            <text:p>1.12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0149161290323" calcext:value-type="float">
            <text:p>0.8001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42144" calcext:value-type="float">
            <text:p>1.00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78632258065" calcext:value-type="float">
            <text:p>1.3137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842" calcext:value-type="float">
            <text:p>2.164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3561" calcext:value-type="float">
            <text:p>2.583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0408" calcext:value-type="float">
            <text:p>2.58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18025" calcext:value-type="float">
            <text:p>6.801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274270967742" calcext:value-type="float">
            <text:p>6.8027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47664516129" calcext:value-type="float">
            <text:p>4.526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27625" calcext:value-type="float">
            <text:p>3.7342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0358" calcext:value-type="float">
            <text:p>1.34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431384615385" calcext:value-type="float">
            <text:p>1.10431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3008" calcext:value-type="float">
            <text:p>1.74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5048" calcext:value-type="float">
            <text:p>1.9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3136" calcext:value-type="float">
            <text:p>2.2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409" calcext:value-type="float">
            <text:p>2.510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7965" calcext:value-type="float">
            <text:p>3.7057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18008" calcext:value-type="float">
            <text:p>3.84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57367741935" calcext:value-type="float">
            <text:p>3.0905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7505" calcext:value-type="float">
            <text:p>1.8137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372206451613" calcext:value-type="float">
            <text:p>1.7337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078457142857" calcext:value-type="float">
            <text:p>2.1407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34580645161" calcext:value-type="float">
            <text:p>2.705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80567741936" calcext:value-type="float">
            <text:p>2.6608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1064" calcext:value-type="float">
            <text:p>2.6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12387096774" calcext:value-type="float">
            <text:p>2.601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68704" calcext:value-type="float">
            <text:p>2.6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780851612903" calcext:value-type="float">
            <text:p>3.4578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4705" calcext:value-type="float">
            <text:p>3.0024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36936" calcext:value-type="float">
            <text:p>2.32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39638709677" calcext:value-type="float">
            <text:p>3.6753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690838709677" calcext:value-type="float">
            <text:p>2.0569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29496774194" calcext:value-type="float">
            <text:p>1.5242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981857142857" calcext:value-type="float">
            <text:p>1.26981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622" calcext:value-type="float">
            <text:p>1.928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766451612903" calcext:value-type="float">
            <text:p>3.067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0832" calcext:value-type="float">
            <text:p>5.13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84914285714" calcext:value-type="float">
            <text:p>4.1088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226683870968" calcext:value-type="float">
            <text:p>7.8622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7072" calcext:value-type="float">
            <text:p>5.55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067675" calcext:value-type="float">
            <text:p>3.8906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81256" calcext:value-type="float">
            <text:p>1.20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5585" calcext:value-type="float">
            <text:p>1.0395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3315862069" calcext:value-type="float">
            <text:p>1.0633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435475" calcext:value-type="float">
            <text:p>1.3143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82374193548" calcext:value-type="float">
            <text:p>1.8098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05006451613" calcext:value-type="float">
            <text:p>2.4530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616619354839" calcext:value-type="float">
            <text:p>3.2961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4664" calcext:value-type="float">
            <text:p>4.8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714375" calcext:value-type="float">
            <text:p>7.6271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89264516129" calcext:value-type="float">
            <text:p>4.8068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56496" calcext:value-type="float">
            <text:p>4.76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9865" calcext:value-type="float">
            <text:p>2.9399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9616" calcext:value-type="float">
            <text:p>1.41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65405" calcext:value-type="float">
            <text:p>1.276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91282758621" calcext:value-type="float">
            <text:p>1.33891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149574193548" calcext:value-type="float">
            <text:p>1.4714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725075" calcext:value-type="float">
            <text:p>2.3872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07767741935" calcext:value-type="float">
            <text:p>3.3130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66704516129" calcext:value-type="float">
            <text:p>2.586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10890322581" calcext:value-type="float">
            <text:p>3.698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60567741936" calcext:value-type="float">
            <text:p>9.4426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02715" calcext:value-type="float">
            <text:p>5.2202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1912" calcext:value-type="float">
            <text:p>3.07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362525" calcext:value-type="float">
            <text:p>1.5736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39912" calcext:value-type="float">
            <text:p>0.8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4321" calcext:value-type="float">
            <text:p>1.044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980371428571" calcext:value-type="float">
            <text:p>1.25980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961975" calcext:value-type="float">
            <text:p>1.5296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68051612903" calcext:value-type="float">
            <text:p>2.0526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45858064516" calcext:value-type="float">
            <text:p>2.329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02529032258" calcext:value-type="float">
            <text:p>2.0090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17288" calcext:value-type="float">
            <text:p>4.28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08675" calcext:value-type="float">
            <text:p>2.5990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769006451613" calcext:value-type="float">
            <text:p>1.4776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67303225807" calcext:value-type="float">
            <text:p>3.9346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53161290322" calcext:value-type="float">
            <text:p>4.130531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29548387097" calcext:value-type="float">
            <text:p>1.565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38475" calcext:value-type="float">
            <text:p>1.5543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052" calcext:value-type="float">
            <text:p>3.0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971425" calcext:value-type="float">
            <text:p>3.8097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5265" calcext:value-type="float">
            <text:p>4.2125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22168" calcext:value-type="float">
            <text:p>5.3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7087" calcext:value-type="float">
            <text:p>4.887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48361290323" calcext:value-type="float">
            <text:p>5.6514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4895483871" calcext:value-type="float">
            <text:p>10.123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962" calcext:value-type="float">
            <text:p>11.88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3344" calcext:value-type="float">
            <text:p>7.04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07075" calcext:value-type="float">
            <text:p>6.6620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668" calcext:value-type="float">
            <text:p>3.56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77925" calcext:value-type="float">
            <text:p>3.1867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98675862069" calcext:value-type="float">
            <text:p>3.50698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68775" calcext:value-type="float">
            <text:p>4.3596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11741935484" calcext:value-type="float">
            <text:p>3.8031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1604" calcext:value-type="float">
            <text:p>6.99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478" calcext:value-type="float">
            <text:p>7.7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948125" calcext:value-type="float">
            <text:p>7.2794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6744" calcext:value-type="float">
            <text:p>2.6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09075" calcext:value-type="float">
            <text:p>2.2500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92742857143" calcext:value-type="float">
            <text:p>2.4129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609875" calcext:value-type="float">
            <text:p>3.0760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3885" calcext:value-type="float">
            <text:p>3.1083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90325" calcext:value-type="float">
            <text:p>3.4169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3512" calcext:value-type="float">
            <text:p>5.4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184775" calcext:value-type="float">
            <text:p>6.4018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06606451613" calcext:value-type="float">
            <text:p>7.5340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704593548387" calcext:value-type="float">
            <text:p>2.8870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203" calcext:value-type="float">
            <text:p>2.386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29574193548" calcext:value-type="float">
            <text:p>1.3952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1178580645161" calcext:value-type="float">
            <text:p>0.85117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9838344827586" calcext:value-type="float">
            <text:p>0.729838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98064516129" calcext:value-type="float">
            <text:p>0.938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386709677419" calcext:value-type="float">
            <text:p>1.4438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0704" calcext:value-type="float">
            <text:p>2.0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561" calcext:value-type="float">
            <text:p>2.202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94787096774" calcext:value-type="float">
            <text:p>2.7169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74529032258" calcext:value-type="float">
            <text:p>2.8167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629425" calcext:value-type="float">
            <text:p>6.9262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7856" calcext:value-type="float">
            <text:p>4.20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74141935484" calcext:value-type="float">
            <text:p>2.6997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31825" calcext:value-type="float">
            <text:p>1.7843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98219354839" calcext:value-type="float">
            <text:p>2.2049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95096774194" calcext:value-type="float">
            <text:p>2.962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516" calcext:value-type="float">
            <text:p>3.3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5988" calcext:value-type="float">
            <text:p>3.20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804512" calcext:value-type="float">
            <text:p>7.158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075425" calcext:value-type="float">
            <text:p>4.5107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9536" calcext:value-type="float">
            <text:p>1.9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082" calcext:value-type="float">
            <text:p>1.418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64912" calcext:value-type="float">
            <text:p>1.7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2165" calcext:value-type="float">
            <text:p>2.4942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27175" calcext:value-type="float">
            <text:p>3.6982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040541935484" calcext:value-type="float">
            <text:p>3.4404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603" calcext:value-type="float">
            <text:p>3.300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88246153846" calcext:value-type="float">
            <text:p>3.27988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826" calcext:value-type="float">
            <text:p>6.989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676" calcext:value-type="float">
            <text:p>8.32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45935483871" calcext:value-type="float">
            <text:p>2.962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926593103448" calcext:value-type="float">
            <text:p>1.79926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188509090909" calcext:value-type="float">
            <text:p>2.45188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28077419355" calcext:value-type="float">
            <text:p>3.635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9984516129" calcext:value-type="float">
            <text:p>3.305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932654545455" calcext:value-type="float">
            <text:p>3.40932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75716129032" calcext:value-type="float">
            <text:p>4.140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16232258065" calcext:value-type="float">
            <text:p>6.2271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904727272727" calcext:value-type="float">
            <text:p>9.34904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09648" calcext:value-type="float">
            <text:p>7.82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1592" calcext:value-type="float">
            <text:p>4.1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00309677419" calcext:value-type="float">
            <text:p>2.5320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611122580645" calcext:value-type="float">
            <text:p>1.4061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412" calcext:value-type="float">
            <text:p>1.26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455025" calcext:value-type="float">
            <text:p>1.3545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792077419355" calcext:value-type="float">
            <text:p>1.8979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24654545455" calcext:value-type="float">
            <text:p>1.88024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34608" calcext:value-type="float">
            <text:p>3.1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94565517241" calcext:value-type="float">
            <text:p>2.49494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157625806452" calcext:value-type="float">
            <text:p>1.7715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753341935484" calcext:value-type="float">
            <text:p>1.7975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74425" calcext:value-type="float">
            <text:p>1.7637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2564" calcext:value-type="float">
            <text:p>0.7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022909090909" calcext:value-type="float">
            <text:p>1.14022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97213793103" calcext:value-type="float">
            <text:p>1.19597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98605" calcext:value-type="float">
            <text:p>1.1698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134580645161" calcext:value-type="float">
            <text:p>1.181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15406451613" calcext:value-type="float">
            <text:p>1.380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8522" calcext:value-type="float">
            <text:p>1.12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364" calcext:value-type="float">
            <text:p>1.51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40290909091" calcext:value-type="float">
            <text:p>4.42440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32635" calcext:value-type="float">
            <text:p>4.0132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82709677419" calcext:value-type="float">
            <text:p>3.0288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212" calcext:value-type="float">
            <text:p>3.6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22090322581" calcext:value-type="float">
            <text:p>4.2132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0655" calcext:value-type="float">
            <text:p>1.667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71136" calcext:value-type="float">
            <text:p>1.7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12525" calcext:value-type="float">
            <text:p>2.1451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70704516129" calcext:value-type="float">
            <text:p>1.977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753909677419" calcext:value-type="float">
            <text:p>1.8675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6015" calcext:value-type="float">
            <text:p>1.7646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52335483871" calcext:value-type="float">
            <text:p>1.5695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461" calcext:value-type="float">
            <text:p>1.402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40475" calcext:value-type="float">
            <text:p>2.8574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77264516129" calcext:value-type="float">
            <text:p>1.5607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40025" calcext:value-type="float">
            <text:p>1.6784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422012903226" calcext:value-type="float">
            <text:p>1.2942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46225" calcext:value-type="float">
            <text:p>1.7934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258675862069" calcext:value-type="float">
            <text:p>2.59258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461" calcext:value-type="float">
            <text:p>2.59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41496774194" calcext:value-type="float">
            <text:p>3.2464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576670967742" calcext:value-type="float">
            <text:p>3.5657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178575" calcext:value-type="float">
            <text:p>4.3817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11406451613" calcext:value-type="float">
            <text:p>6.0131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78475" calcext:value-type="float">
            <text:p>11.231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779375" calcext:value-type="float">
            <text:p>9.0177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51251612903" calcext:value-type="float">
            <text:p>6.0425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95375" calcext:value-type="float">
            <text:p>4.2019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64258064516" calcext:value-type="float">
            <text:p>2.658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1666" calcext:value-type="float">
            <text:p>2.661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983337931034" calcext:value-type="float">
            <text:p>2.949833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206425" calcext:value-type="float">
            <text:p>3.5620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632825806452" calcext:value-type="float">
            <text:p>3.2163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84025806452" calcext:value-type="float">
            <text:p>3.5028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30345" calcext:value-type="float">
            <text:p>2.943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45961290323" calcext:value-type="float">
            <text:p>3.9354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652375" calcext:value-type="float">
            <text:p>6.4765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243225" calcext:value-type="float">
            <text:p>4.9824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37496774193" calcext:value-type="float">
            <text:p>2.16437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094683870968" calcext:value-type="float">
            <text:p>1.1109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2225" calcext:value-type="float">
            <text:p>1.780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024634482759" calcext:value-type="float">
            <text:p>2.47024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10109090909" calcext:value-type="float">
            <text:p>2.52910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82038709677" calcext:value-type="float">
            <text:p>3.2578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636180645161" calcext:value-type="float">
            <text:p>3.976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17425" calcext:value-type="float">
            <text:p>3.6801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247380645161" calcext:value-type="float">
            <text:p>4.8724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57525" calcext:value-type="float">
            <text:p>8.7935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25675" calcext:value-type="float">
            <text:p>10.8172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8508" calcext:value-type="float">
            <text:p>8.12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9096" calcext:value-type="float">
            <text:p>3.6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87612903226" calcext:value-type="float">
            <text:p>1.589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02219354839" calcext:value-type="float">
            <text:p>2.1440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27380645161" calcext:value-type="float">
            <text:p>2.5102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62844444444" calcext:value-type="float">
            <text:p>3.17962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64825" calcext:value-type="float">
            <text:p>4.0436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330875" calcext:value-type="float">
            <text:p>3.6133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623896774194" calcext:value-type="float">
            <text:p>4.8862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8218181818" calcext:value-type="float">
            <text:p>10.1198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97858064516" calcext:value-type="float">
            <text:p>5.7279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4395" calcext:value-type="float">
            <text:p>4.2784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09425" calcext:value-type="float">
            <text:p>2.6590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5672" calcext:value-type="float">
            <text:p>2.4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57075" calcext:value-type="float">
            <text:p>1.5185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1368" calcext:value-type="float">
            <text:p>1.45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09255" calcext:value-type="float">
            <text:p>2.0709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59303225807" calcext:value-type="float">
            <text:p>2.1515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848" calcext:value-type="float">
            <text:p>1.9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71922580645" calcext:value-type="float">
            <text:p>1.698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286" calcext:value-type="float">
            <text:p>2.56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261883870968" calcext:value-type="float">
            <text:p>4.5826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803096774194" calcext:value-type="float">
            <text:p>5.5080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94048" calcext:value-type="float">
            <text:p>5.49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855418181818" calcext:value-type="float">
            <text:p>1.77855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109419354839" calcext:value-type="float">
            <text:p>0.31010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18335" calcext:value-type="float">
            <text:p>0.1918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748" calcext:value-type="float">
            <text:p>0.1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7556" calcext:value-type="float">
            <text:p>0.2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589677419355" calcext:value-type="float">
            <text:p>0.5515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5344516129" calcext:value-type="float">
            <text:p>1.498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164" calcext:value-type="float">
            <text:p>2.4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866425806452" calcext:value-type="float">
            <text:p>3.6186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2295" calcext:value-type="float">
            <text:p>4.1222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569780645161" calcext:value-type="float">
            <text:p>3.2356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83509677419" calcext:value-type="float">
            <text:p>1.5688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324363636364" calcext:value-type="float">
            <text:p>2.05324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92648" calcext:value-type="float">
            <text:p>1.83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059" calcext:value-type="float">
            <text:p>0.853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6876" calcext:value-type="float">
            <text:p>1.16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101" calcext:value-type="float">
            <text:p>1.951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08774193548" calcext:value-type="float">
            <text:p>2.3980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11896774194" calcext:value-type="float">
            <text:p>2.4021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93625" calcext:value-type="float">
            <text:p>2.519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42038709678" calcext:value-type="float">
            <text:p>5.01042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261275" calcext:value-type="float">
            <text:p>4.9026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05005" calcext:value-type="float">
            <text:p>6.2905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530193548387" calcext:value-type="float">
            <text:p>4.9353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5675" calcext:value-type="float">
            <text:p>3.778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695535483871" calcext:value-type="float">
            <text:p>1.5969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798925" calcext:value-type="float">
            <text:p>1.4379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29656" calcext:value-type="float">
            <text:p>1.83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0296" calcext:value-type="float">
            <text:p>2.2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045883870968" calcext:value-type="float">
            <text:p>2.5404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0888" calcext:value-type="float">
            <text:p>2.59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185806451613" calcext:value-type="float">
            <text:p>2.821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7056" calcext:value-type="float">
            <text:p>3.8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44254545455" calcext:value-type="float">
            <text:p>4.71844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54475" calcext:value-type="float">
            <text:p>5.48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9112" calcext:value-type="float">
            <text:p>2.3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26632258065" calcext:value-type="float">
            <text:p>2.1062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79968" calcext:value-type="float">
            <text:p>0.83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99232" calcext:value-type="float">
            <text:p>0.2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4341565217391" calcext:value-type="float">
            <text:p>0.3143415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822967741936" calcext:value-type="float">
            <text:p>0.41482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9502193548387" calcext:value-type="float">
            <text:p>0.2695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8437419354839" calcext:value-type="float">
            <text:p>0.6484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7118967741935" calcext:value-type="float">
            <text:p>0.49711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4316" calcext:value-type="float">
            <text:p>1.0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734348387097" calcext:value-type="float">
            <text:p>1.1873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8066838709677" calcext:value-type="float">
            <text:p>0.92806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48712" calcext:value-type="float">
            <text:p>1.53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8575483871" calcext:value-type="float">
            <text:p>1.637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18808" calcext:value-type="float">
            <text:p>0.6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2588363636364" calcext:value-type="float">
            <text:p>0.412588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3034285714286" calcext:value-type="float">
            <text:p>0.87303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05832258065" calcext:value-type="float">
            <text:p>1.5850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57832258065" calcext:value-type="float">
            <text:p>1.9355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44304" calcext:value-type="float">
            <text:p>2.2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464025806452" calcext:value-type="float">
            <text:p>2.664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464025806452" calcext:value-type="float">
            <text:p>2.664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302219354839" calcext:value-type="float">
            <text:p>5.5730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162981818182" calcext:value-type="float">
            <text:p>5.28162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4496" calcext:value-type="float">
            <text:p>6.08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21025" calcext:value-type="float">
            <text:p>1.582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90696" calcext:value-type="float">
            <text:p>0.37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211" calcext:value-type="float">
            <text:p>0.16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5835862068965" calcext:value-type="float">
            <text:p>0.3158358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2554" calcext:value-type="float">
            <text:p>0.62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595535483871" calcext:value-type="float">
            <text:p>1.2159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8642" calcext:value-type="float">
            <text:p>2.088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667" calcext:value-type="float">
            <text:p>2.288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638012903226" calcext:value-type="float">
            <text:p>3.336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2635" calcext:value-type="float">
            <text:p>3.2512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605" calcext:value-type="float">
            <text:p>4.45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114425806452" calcext:value-type="float">
            <text:p>4.4111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76275" calcext:value-type="float">
            <text:p>4.578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946322580645" calcext:value-type="float">
            <text:p>0.6889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697825" calcext:value-type="float">
            <text:p>0.2069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7764" calcext:value-type="float">
            <text:p>0.3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172775" calcext:value-type="float">
            <text:p>1.6317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02658064516" calcext:value-type="float">
            <text:p>1.9210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97780645161" calcext:value-type="float">
            <text:p>1.665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32075" calcext:value-type="float">
            <text:p>1.4233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1213161290323" calcext:value-type="float">
            <text:p>0.9312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611475" calcext:value-type="float">
            <text:p>0.1561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375575" calcext:value-type="float">
            <text:p>1.0937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57375" calcext:value-type="float">
            <text:p>0.3995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7541161290323" calcext:value-type="float">
            <text:p>0.50754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38864516129" calcext:value-type="float">
            <text:p>0.3933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9985655172414" calcext:value-type="float">
            <text:p>0.909985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50763636364" calcext:value-type="float">
            <text:p>2.51450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79070967742" calcext:value-type="float">
            <text:p>2.9957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385316129032" calcext:value-type="float">
            <text:p>3.003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56145454545" calcext:value-type="float">
            <text:p>3.06056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3935483871" calcext:value-type="float">
            <text:p>3.25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5691" calcext:value-type="float">
            <text:p>4.385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86909090909" calcext:value-type="float">
            <text:p>6.26086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881187096774" calcext:value-type="float">
            <text:p>5.4388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841775" calcext:value-type="float">
            <text:p>1.8184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2456774193548" calcext:value-type="float">
            <text:p>0.8524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2625" calcext:value-type="float">
            <text:p>0.576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4329655172414" calcext:value-type="float">
            <text:p>0.614329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6420363636364" calcext:value-type="float">
            <text:p>0.84642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126" calcext:value-type="float">
            <text:p>2.151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253" calcext:value-type="float">
            <text:p>2.405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16075" calcext:value-type="float">
            <text:p>2.8101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690709677419" calcext:value-type="float">
            <text:p>2.906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33875" calcext:value-type="float">
            <text:p>3.0913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7295" calcext:value-type="float">
            <text:p>1.2647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035741935484" calcext:value-type="float">
            <text:p>4.580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89325" calcext:value-type="float">
            <text:p>4.0988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25548387097" calcext:value-type="float">
            <text:p>2.0072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835625" calcext:value-type="float">
            <text:p>2.0883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540937931035" calcext:value-type="float">
            <text:p>2.60540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794375" calcext:value-type="float">
            <text:p>2.5979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58618181818" calcext:value-type="float">
            <text:p>2.54258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115" calcext:value-type="float">
            <text:p>2.444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1055" calcext:value-type="float">
            <text:p>2.3681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90064516129" calcext:value-type="float">
            <text:p>2.584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823375" calcext:value-type="float">
            <text:p>4.9182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493" calcext:value-type="float">
            <text:p>3.944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982916129032" calcext:value-type="float">
            <text:p>5.8598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43425" calcext:value-type="float">
            <text:p>3.4744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763612903226" calcext:value-type="float">
            <text:p>0.65276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139475" calcext:value-type="float">
            <text:p>0.4913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4032" calcext:value-type="float">
            <text:p>1.21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22025" calcext:value-type="float">
            <text:p>2.1432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451475" calcext:value-type="float">
            <text:p>2.5945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646812903226" calcext:value-type="float">
            <text:p>2.5164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612025" calcext:value-type="float">
            <text:p>2.4861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41419354839" calcext:value-type="float">
            <text:p>2.2324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36775" calcext:value-type="float">
            <text:p>3.323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66405" calcext:value-type="float">
            <text:p>2.0766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754374193548" calcext:value-type="float">
            <text:p>2.6175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17775" calcext:value-type="float">
            <text:p>1.8031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2972129032258" calcext:value-type="float">
            <text:p>0.4529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9738" calcext:value-type="float">
            <text:p>0.18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706675862069" calcext:value-type="float">
            <text:p>0.33706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5402909090909" calcext:value-type="float">
            <text:p>0.995402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41125" calcext:value-type="float">
            <text:p>2.1474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71251612903" calcext:value-type="float">
            <text:p>3.0707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541890909091" calcext:value-type="float">
            <text:p>3.15541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56670967742" calcext:value-type="float">
            <text:p>3.1085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804725" calcext:value-type="float">
            <text:p>4.1880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87775" calcext:value-type="float">
            <text:p>7.022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65264516129" calcext:value-type="float">
            <text:p>6.006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33755" calcext:value-type="float">
            <text:p>6.4333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22529032258" calcext:value-type="float">
            <text:p>2.4662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8833" calcext:value-type="float">
            <text:p>0.568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676413793103" calcext:value-type="float">
            <text:p>0.524676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8665" calcext:value-type="float">
            <text:p>0.748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7364" calcext:value-type="float">
            <text:p>1.0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72436363636" calcext:value-type="float">
            <text:p>2.38972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5755" calcext:value-type="float">
            <text:p>2.6995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24387096774" calcext:value-type="float">
            <text:p>3.1802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8916" calcext:value-type="float">
            <text:p>3.5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575019354839" calcext:value-type="float">
            <text:p>3.0157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269341935484" calcext:value-type="float">
            <text:p>4.9826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139" calcext:value-type="float">
            <text:p>3.50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97264516129" calcext:value-type="float">
            <text:p>1.6369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319675" calcext:value-type="float">
            <text:p>1.1931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736551724138" calcext:value-type="float">
            <text:p>1.3873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001" calcext:value-type="float">
            <text:p>2.294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23025" calcext:value-type="float">
            <text:p>2.2232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114787096774" calcext:value-type="float">
            <text:p>2.0311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99775" calcext:value-type="float">
            <text:p>1.8869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009225" calcext:value-type="float">
            <text:p>5.3100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92965" calcext:value-type="float">
            <text:p>5.0392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64903225807" calcext:value-type="float">
            <text:p>5.2666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9865" calcext:value-type="float">
            <text:p>3.3209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3425" calcext:value-type="float">
            <text:p>3.121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92475" calcext:value-type="float">
            <text:p>3.2079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26352" calcext:value-type="float">
            <text:p>3.20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72075" calcext:value-type="float">
            <text:p>3.4807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440775" calcext:value-type="float">
            <text:p>4.0244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17341935484" calcext:value-type="float">
            <text:p>5.0131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179733333333" calcext:value-type="float">
            <text:p>6.4217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8635" calcext:value-type="float">
            <text:p>8.128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726193548387" calcext:value-type="float">
            <text:p>5.3772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733381818182" calcext:value-type="float">
            <text:p>3.16733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00172903225807" calcext:value-type="float">
            <text:p>-0.040017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877454545454546" calcext:value-type="float">
            <text:p>-0.00877454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6108965517241" calcext:value-type="float">
            <text:p>0.13610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3253090909091" calcext:value-type="float">
            <text:p>0.443253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84072727273" calcext:value-type="float">
            <text:p>1.43884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79275" calcext:value-type="float">
            <text:p>1.7707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6765" calcext:value-type="float">
            <text:p>1.6026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205651612903" calcext:value-type="float">
            <text:p>1.6320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1481" calcext:value-type="float">
            <text:p>1.181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05066666667" calcext:value-type="float">
            <text:p>2.7760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195" calcext:value-type="float">
            <text:p>2.703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484516129032" calcext:value-type="float">
            <text:p>1.034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1827" calcext:value-type="float">
            <text:p>0.901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6888" calcext:value-type="float">
            <text:p>1.1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8236" calcext:value-type="float">
            <text:p>1.8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92125" calcext:value-type="float">
            <text:p>2.7989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54" calcext:value-type="float">
            <text:p>2.92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976" calcext:value-type="float">
            <text:p>2.9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64232258064" calcext:value-type="float">
            <text:p>3.97164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285125" calcext:value-type="float">
            <text:p>3.7628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50525" calcext:value-type="float">
            <text:p>6.3285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134" calcext:value-type="float">
            <text:p>4.12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8815483871" calcext:value-type="float">
            <text:p>3.353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693" calcext:value-type="float">
            <text:p>2.496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83972413793" calcext:value-type="float">
            <text:p>2.7378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68295" calcext:value-type="float">
            <text:p>2.8268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86296774194" calcext:value-type="float">
            <text:p>3.0208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192675" calcext:value-type="float">
            <text:p>2.4619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527509677419" calcext:value-type="float">
            <text:p>3.5652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1319" calcext:value-type="float">
            <text:p>5.981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41265" calcext:value-type="float">
            <text:p>5.5841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32051612903" calcext:value-type="float">
            <text:p>2.2203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3282" calcext:value-type="float">
            <text:p>1.113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9657548387097" calcext:value-type="float">
            <text:p>0.79965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30084005402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0471" calcext:value-type="float">
            <text:p>0.720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66" meta:object-count="0"/>
    <meta:user-defined meta:name="AppVersion">3.0</meta:user-defined>
  </office:meta>
</office:document-meta>
</file>